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SelfBilledInvoice" table:style-name="ta1" table:print-ranges="A1:AF5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SelfBilledInvoice">
            <text:p>SelfBilledInvoice</text:p>
          </table:table-cell>
          <table:table-cell table:style-name="ce2" office:value-type="string">
            <text:p>Self Billed Invoice. Details</text:p>
          </table:table-cell>
          <table:table-cell table:style-name="ce2" office:value-type="string"/>
          <table:table-cell table:style-name="ce2" office:value-type="string">
            <text:p>Self Billed Invoice</text:p>
          </table:table-cell>
          <table:table-cell table:style-name="ce2" table:number-columns-repeated="11" office:value-type="string"/>
          <table:table-cell table:style-name="ce2" office:value-type="string">
            <text:p>ABIE</text:p>
          </table:table-cell>
          <table:table-cell table:style-name="ce2" office:value-type="string">
            <text:p>The Invoice document created by the Customer (rather than the Supplier) in a Self Billing relationship.</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Self Billed Invoice. UBL Version Identifier. Identifier</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2.0.5</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Self Billed Invoice. Customization Identifier. Identifier</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 for a specific use.</text:p>
          </table:table-cell>
          <table:table-cell table:style-name="ce3" office:value-type="string">
            <text:p>NE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Self Billed Invoice. Profile Identifier. Identifier</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customization of UBL being used.</text:p>
          </table:table-cell>
          <table:table-cell table:style-name="ce3" office:value-type="string">
            <text:p>BasicProcurementProces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Self Billed Invoice. Profile Execution Identifier. Identifier</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Self Billed Invoice. Identifier</text:p>
          </table:table-cell>
          <table:table-cell table:style-name="ce3" office:value-type="string"/>
          <table:table-cell table:style-name="ce3" office:value-type="string">
            <text:p>Self Billed Invoice</text:p>
          </table:table-cell>
          <table:table-cell table:number-columns-repeated="2" table:style-name="ce3" office:value-type="string"/>
          <table:table-cell table:number-columns-repeated="3"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An identifier for the Self Billed Invoic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3" office:value-type="string">
            <text:p>Self Billed Invoice. Copy_ Indicator. Indicator</text:p>
          </table:table-cell>
          <table:table-cell table:style-name="ce3" office:value-type="string"/>
          <table:table-cell table:style-name="ce3" office:value-type="string">
            <text:p>Self Billed Invoice</text:p>
          </table:table-cell>
          <table:table-cell table:style-name="ce3" office:value-type="string">
            <text:p>Copy</text:p>
          </table:table-cell>
          <table:table-cell table:style-name="ce3" office:value-type="string"/>
          <table:table-cell table:number-columns-repeated="3"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a document is a copy (true) or not (fal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office:value-type="string">
            <text:p>UUID</text:p>
          </table:table-cell>
          <table:table-cell table:style-name="ce3" office:value-type="string">
            <text:p>Self Billed Invoice. UUID. Identifier</text:p>
          </table:table-cell>
          <table:table-cell table:style-name="ce3" office:value-type="string"/>
          <table:table-cell table:style-name="ce3" office:value-type="string">
            <text:p>Self Billed Invoice</text:p>
          </table:table-cell>
          <table:table-cell table:style-name="ce3" table:number-columns-repeated="2" office:value-type="string"/>
          <table:table-cell table:number-columns-repeated="2"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3" office:value-type="string">
            <text:p>Self Billed Invoice. Issue Date. Date</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The date on which the Self Billed Invoic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3" office:value-type="string">
            <text:p>Self Billed Invoice. Issue Time. Time</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ime at which the Self Billed Invoic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3" office:value-type="string">
            <text:p>Self Billed Invoice. Tax Point Date. Date</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Tax Point</text:p>
          </table:table-cell>
          <table:table-cell table:style-name="ce3" office:value-type="string">
            <text:p>Date</text:p>
          </table:table-cell>
          <table:table-cell table:style-name="ce3" office:value-type="string">
            <text:p>Tax Point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ate of the invoice for tax purposes, in accordance with the applicable tax regulation.</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InvoiceTypeCode">
            <text:p>InvoiceTypeCode</text:p>
          </table:table-cell>
          <table:table-cell table:style-name="ce3" office:value-type="string">
            <text:p>Self Billed Invoice. Invoice Type Code. Code</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Invoice Type</text:p>
          </table:table-cell>
          <table:table-cell table:style-name="ce3" office:value-type="string">
            <text:p>Code</text:p>
          </table:table-cell>
          <table:table-cell table:style-name="ce3" office:value-type="string">
            <text:p>Invoice Type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the type of the invoice by a cod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3" office:value-type="string">
            <text:p>Self Billed Invoice. Note. Text</text:p>
          </table:table-cell>
          <table:table-cell table:style-name="ce3" office:value-type="string"/>
          <table:table-cell table:style-name="ce3" office:value-type="string">
            <text:p>Self Billed Invoice</text:p>
          </table:table-cell>
          <table:table-cell table:number-columns-repeated="2" table:style-name="ce3" office:value-type="string"/>
          <table:table-cell table:number-columns-repeated="2"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Contains any free-form text pertinent to the entire document or to the document message itself.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3" office:value-type="string">
            <text:p>Self Billed Invoice. Document_ Currency Code. Code</text:p>
          </table:table-cell>
          <table:table-cell table:style-name="ce3" office:value-type="string"/>
          <table:table-cell table:style-name="ce3" office:value-type="string">
            <text:p>Self Billed Invoice</text:p>
          </table:table-cell>
          <table:table-cell table:style-name="ce3" office:value-type="string">
            <text:p>Docu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in which the Invoice is presented. This may be the same currency as the pricing or as the tax.</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3" office:value-type="string">
            <text:p>Self Billed Invoice. Tax_ Currency Code. Code</text:p>
          </table:table-cell>
          <table:table-cell table:style-name="ce3" office:value-type="string"/>
          <table:table-cell table:style-name="ce3" office:value-type="string">
            <text:p>Self Billed Invoice</text:p>
          </table:table-cell>
          <table:table-cell table:style-name="ce3" office:value-type="string">
            <text:p>Tax</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tax amounts in the Invoic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3" office:value-type="string">
            <text:p>Self Billed Invoice. Pricing_ Currency Code. Code</text:p>
          </table:table-cell>
          <table:table-cell table:style-name="ce3" office:value-type="string"/>
          <table:table-cell table:style-name="ce3" office:value-type="string">
            <text:p>Self Billed Invoice</text:p>
          </table:table-cell>
          <table:table-cell table:style-name="ce3" office:value-type="string">
            <text:p>Pricing</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rices in the Invoic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3" office:value-type="string">
            <text:p>Self Billed Invoice. Payment_ Currency Code. Code</text:p>
          </table:table-cell>
          <table:table-cell table:style-name="ce3" office:value-type="string"/>
          <table:table-cell table:style-name="ce3" office:value-type="string">
            <text:p>Self Billed Invoice</text:p>
          </table:table-cell>
          <table:table-cell table:style-name="ce3" office:value-type="string">
            <text:p>Pay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ayment in the Invoic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3" office:value-type="string">
            <text:p>Self Billed Invoice. Payment Alternative_ Currency Code. Code</text:p>
          </table:table-cell>
          <table:table-cell table:style-name="ce3" office:value-type="string"/>
          <table:table-cell table:style-name="ce3" office:value-type="string">
            <text:p>Self Billed Invoice</text:p>
          </table:table-cell>
          <table:table-cell table:style-name="ce3" office:value-type="string">
            <text:p>Payment Alternative</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alternative currency used for payment in the Invoic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3" office:value-type="string">
            <text:p>Self Billed Invoice. Accounting Cost Code. Code</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Accounting Cost</text:p>
          </table:table-cell>
          <table:table-cell table:style-name="ce3" office:value-type="string">
            <text:p>Code</text:p>
          </table:table-cell>
          <table:table-cell table:style-name="ce3" office:value-type="string">
            <text:p>Accounting Cost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n accounting cost code applied to the Invoice as a who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3" office:value-type="string">
            <text:p>Self Billed Invoice. Accounting Cost. Text</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Accounting</text:p>
          </table:table-cell>
          <table:table-cell table:style-name="ce3" office:value-type="string">
            <text:p>Cost</text:p>
          </table:table-cell>
          <table:table-cell table:style-name="ce3" office:value-type="string">
            <text:p>Accounting Cost</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n accounting cost code applied to the Invoice as a who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3" office:value-type="string">
            <text:p>Self Billed Invoice. Line Count. Numeric</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Line</text:p>
          </table:table-cell>
          <table:table-cell table:style-name="ce3" office:value-type="string">
            <text:p>Count</text:p>
          </table:table-cell>
          <table:table-cell table:style-name="ce3" office:value-type="string">
            <text:p>Line Count</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number of lines in the documen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office:string-value="InvoicePeriod" table:style-name="ce4">
            <text:p>InvoicePeriod</text:p>
          </table:table-cell>
          <table:table-cell office:value-type="string" table:style-name="ce4">
            <text:p>Self Billed Invoice. Invoice_ Period. Period</text:p>
          </table:table-cell>
          <table:table-cell table:style-name="ce4" office:value-type="string"/>
          <table:table-cell office:value-type="string" table:style-name="ce4">
            <text:p>Self Billed Invoice</text:p>
          </table:table-cell>
          <table:table-cell office:value-type="string" table:style-name="ce4">
            <text:p>Invoice</text:p>
          </table:table-cell>
          <table:table-cell table:style-name="ce4" office:value-type="string"/>
          <table:table-cell table:style-name="ce4" office:value-type="string"/>
          <table:table-cell table:formula="of:=[.M23]"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eriod(s) to which the Self Billed Invoice appli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office:string-value="OrderReference" table:style-name="ce4">
            <text:p>OrderReference</text:p>
          </table:table-cell>
          <table:table-cell office:value-type="string" table:style-name="ce4">
            <text:p>Self Billed Invoice. Order Reference</text:p>
          </table:table-cell>
          <table:table-cell table:style-name="ce4" office:value-type="string"/>
          <table:table-cell office:value-type="string" table:style-name="ce4">
            <text:p>Self Billed Invoice</text:p>
          </table:table-cell>
          <table:table-cell table:number-columns-repeated="2" table:style-name="ce4" office:value-type="string"/>
          <table:table-cell table:style-name="ce4" office:value-type="string"/>
          <table:table-cell table:formula="of:=[.M24]" office:value-type="string" office:string-value="Order Reference" table:style-name="ce4">
            <text:p>Order Reference</text:p>
          </table:table-cell>
          <table:table-cell office:value-type="string" table:style-name="ce4">
            <text:p>Order Reference</text:p>
          </table:table-cell>
          <table:table-cell table:number-columns-repeated="3" table:style-name="ce4" office:value-type="string"/>
          <table:table-cell office:value-type="string" table:style-name="ce4">
            <text:p>Order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Order Refere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office:string-value="BillingReference" table:style-name="ce4">
            <text:p>BillingReference</text:p>
          </table:table-cell>
          <table:table-cell office:value-type="string" table:style-name="ce4">
            <text:p>Self Billed Invoice. Billing Reference</text:p>
          </table:table-cell>
          <table:table-cell table:style-name="ce4" office:value-type="string"/>
          <table:table-cell office:value-type="string" table:style-name="ce4">
            <text:p>Self Billed Invoice</text:p>
          </table:table-cell>
          <table:table-cell table:number-columns-repeated="2" table:style-name="ce4" office:value-type="string"/>
          <table:table-cell table:style-name="ce4" office:value-type="string"/>
          <table:table-cell table:formula="of:=[.M25]" office:value-type="string" office:string-value="Billing Reference" table:style-name="ce4">
            <text:p>Billing Reference</text:p>
          </table:table-cell>
          <table:table-cell office:value-type="string" table:style-name="ce4">
            <text:p>Billing Reference</text:p>
          </table:table-cell>
          <table:table-cell table:number-columns-repeated="3" table:style-name="ce4" office:value-type="string"/>
          <table:table-cell office:value-type="string" table:style-name="ce4">
            <text:p>Billing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Billing Refere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office:string-value="ContractDocumentReference" table:style-name="ce4">
            <text:p>ContractDocumentReference</text:p>
          </table:table-cell>
          <table:table-cell office:value-type="string" table:style-name="ce4">
            <text:p>Self Billed Invoice. Contract_ Document Reference. Document Reference</text:p>
          </table:table-cell>
          <table:table-cell table:style-name="ce4" office:value-type="string"/>
          <table:table-cell office:value-type="string" table:style-name="ce4">
            <text:p>Self Billed Invoice</text:p>
          </table:table-cell>
          <table:table-cell office:value-type="string" table:style-name="ce4">
            <text:p>Contract</text:p>
          </table:table-cell>
          <table:table-cell table:style-name="ce4" office:value-type="string"/>
          <table:table-cell table:style-name="ce4" office:value-type="string"/>
          <table:table-cell table:formula="of:=[.M26]"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Contrac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office:string-value="DespatchDocumentReference" table:style-name="ce4">
            <text:p>DespatchDocumentReference</text:p>
          </table:table-cell>
          <table:table-cell office:value-type="string" table:style-name="ce4">
            <text:p>Self Billed Invoice. Despatch_ Document Reference. Document Reference</text:p>
          </table:table-cell>
          <table:table-cell table:style-name="ce4" office:value-type="string"/>
          <table:table-cell office:value-type="string" table:style-name="ce4">
            <text:p>Self Billed Invoice</text:p>
          </table:table-cell>
          <table:table-cell office:value-type="string" table:style-name="ce4">
            <text:p>Despatch</text:p>
          </table:table-cell>
          <table:table-cell table:style-name="ce4" office:value-type="string"/>
          <table:table-cell table:style-name="ce4" office:value-type="string"/>
          <table:table-cell table:formula="of:=[.M27]"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Despatch Advi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ReceiptDocumentReference" table:style-name="ce4">
            <text:p>ReceiptDocumentReference</text:p>
          </table:table-cell>
          <table:table-cell office:value-type="string" table:style-name="ce4">
            <text:p>Self Billed Invoice. Receipt_ Document Reference. Document Reference</text:p>
          </table:table-cell>
          <table:table-cell table:style-name="ce4" office:value-type="string"/>
          <table:table-cell office:value-type="string" table:style-name="ce4">
            <text:p>Self Billed Invoice</text:p>
          </table:table-cell>
          <table:table-cell office:value-type="string" table:style-name="ce4">
            <text:p>Receipt</text:p>
          </table:table-cell>
          <table:table-cell table:style-name="ce4" office:value-type="string"/>
          <table:table-cell table:style-name="ce4" office:value-type="string"/>
          <table:table-cell table:formula="of:=[.M28]"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Receipt Advi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StatementDocumentReference" table:style-name="ce4">
            <text:p>StatementDocumentReference</text:p>
          </table:table-cell>
          <table:table-cell office:value-type="string" table:style-name="ce4">
            <text:p>Self Billed Invoice. Statement_ Document Reference. Document Reference</text:p>
          </table:table-cell>
          <table:table-cell table:style-name="ce4" office:value-type="string"/>
          <table:table-cell office:value-type="string" table:style-name="ce4">
            <text:p>Self Billed Invoice</text:p>
          </table:table-cell>
          <table:table-cell office:value-type="string" table:style-name="ce4">
            <text:p>Statement</text:p>
          </table:table-cell>
          <table:table-cell table:style-name="ce4" office:value-type="string"/>
          <table:table-cell table:style-name="ce4" office:value-type="string"/>
          <table:table-cell table:formula="of:=[.M29]"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State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OriginatorDocumentReference" table:style-name="ce4">
            <text:p>OriginatorDocumentReference</text:p>
          </table:table-cell>
          <table:table-cell office:value-type="string" table:style-name="ce4">
            <text:p>Self Billed Invoice. Originator_ Document Reference. Document Reference</text:p>
          </table:table-cell>
          <table:table-cell table:style-name="ce4" office:value-type="string"/>
          <table:table-cell office:value-type="string" table:style-name="ce4">
            <text:p>Self Billed Invoice</text:p>
          </table:table-cell>
          <table:table-cell office:value-type="string" table:style-name="ce4">
            <text:p>Originator</text:p>
          </table:table-cell>
          <table:table-cell table:style-name="ce4" office:value-type="string"/>
          <table:table-cell table:style-name="ce4" office:value-type="string"/>
          <table:table-cell table:formula="of:=[.M30]"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Originator Docu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office:string-value="AdditionalDocumentReference" table:style-name="ce4">
            <text:p>AdditionalDocumentReference</text:p>
          </table:table-cell>
          <table:table-cell office:value-type="string" table:style-name="ce4">
            <text:p>Self Billed Invoice. Additional_ Document Reference. Document Reference</text:p>
          </table:table-cell>
          <table:table-cell table:style-name="ce4" office:value-type="string"/>
          <table:table-cell office:value-type="string" table:style-name="ce4">
            <text:p>Self Billed Invoice</text:p>
          </table:table-cell>
          <table:table-cell office:value-type="string" table:style-name="ce4">
            <text:p>Additional</text:p>
          </table:table-cell>
          <table:table-cell table:style-name="ce4" office:value-type="string"/>
          <table:table-cell table:style-name="ce4" office:value-type="string"/>
          <table:table-cell table:formula="of:=[.M31]"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dditional Docu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office:string-value="Signature" table:style-name="ce4">
            <text:p>Signature</text:p>
          </table:table-cell>
          <table:table-cell office:value-type="string" table:style-name="ce4">
            <text:p>Self Billed Invoice. Signature</text:p>
          </table:table-cell>
          <table:table-cell table:style-name="ce4" office:value-type="string"/>
          <table:table-cell office:value-type="string" table:style-name="ce4">
            <text:p>Self Billed Invoice</text:p>
          </table:table-cell>
          <table:table-cell table:number-columns-repeated="2" table:style-name="ce4" office:value-type="string"/>
          <table:table-cell table:style-name="ce4" office:value-type="string"/>
          <table:table-cell table:formula="of:=[.M32]"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office:string-value="AccountingCustomerParty" table:style-name="ce4">
            <text:p>AccountingCustomerParty</text:p>
          </table:table-cell>
          <table:table-cell office:value-type="string" table:style-name="ce4">
            <text:p>Self Billed Invoice. Accounting_ Customer Party. Customer Party</text:p>
          </table:table-cell>
          <table:table-cell table:style-name="ce4" office:value-type="string"/>
          <table:table-cell office:value-type="string" table:style-name="ce4">
            <text:p>Self Billed Invoice</text:p>
          </table:table-cell>
          <table:table-cell office:value-type="string" table:style-name="ce4">
            <text:p>Accounting</text:p>
          </table:table-cell>
          <table:table-cell table:style-name="ce4" office:value-type="string"/>
          <table:table-cell table:style-name="ce4" office:value-type="string"/>
          <table:table-cell table:formula="of:=[.M33]"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Accounting Custom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office:string-value="AccountingSupplierParty" table:style-name="ce4">
            <text:p>AccountingSupplierParty</text:p>
          </table:table-cell>
          <table:table-cell office:value-type="string" table:style-name="ce4">
            <text:p>Self Billed Invoice. Accounting_ Supplier Party. Supplier Party</text:p>
          </table:table-cell>
          <table:table-cell table:style-name="ce4" office:value-type="string"/>
          <table:table-cell office:value-type="string" table:style-name="ce4">
            <text:p>Self Billed Invoice</text:p>
          </table:table-cell>
          <table:table-cell office:value-type="string" table:style-name="ce4">
            <text:p>Accounting</text:p>
          </table:table-cell>
          <table:table-cell table:style-name="ce4" office:value-type="string"/>
          <table:table-cell table:style-name="ce4" office:value-type="string"/>
          <table:table-cell table:formula="of:=[.M34]"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Accounting Suppli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office:string-value="BuyerCustomerParty" table:style-name="ce4">
            <text:p>BuyerCustomerParty</text:p>
          </table:table-cell>
          <table:table-cell office:value-type="string" table:style-name="ce4">
            <text:p>Self Billed Invoice. Buyer_ Customer Party. Customer Party</text:p>
          </table:table-cell>
          <table:table-cell table:style-name="ce4" office:value-type="string"/>
          <table:table-cell office:value-type="string" table:style-name="ce4">
            <text:p>Self Billed Invoice</text:p>
          </table:table-cell>
          <table:table-cell office:value-type="string" table:style-name="ce4">
            <text:p>Buyer</text:p>
          </table:table-cell>
          <table:table-cell table:style-name="ce4" office:value-type="string"/>
          <table:table-cell table:style-name="ce4" office:value-type="string"/>
          <table:table-cell table:formula="of:=[.M35]"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ssociates the Invoice with information about the buyer involved in the transaction.</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office:string-value="SellerSupplierParty" table:style-name="ce4">
            <text:p>SellerSupplierParty</text:p>
          </table:table-cell>
          <table:table-cell office:value-type="string" table:style-name="ce4">
            <text:p>Self Billed Invoice. Seller_ Supplier Party. Supplier Party</text:p>
          </table:table-cell>
          <table:table-cell table:style-name="ce4" office:value-type="string"/>
          <table:table-cell office:value-type="string" table:style-name="ce4">
            <text:p>Self Billed Invoice</text:p>
          </table:table-cell>
          <table:table-cell office:value-type="string" table:style-name="ce4">
            <text:p>Seller</text:p>
          </table:table-cell>
          <table:table-cell table:style-name="ce4" office:value-type="string"/>
          <table:table-cell table:style-name="ce4" office:value-type="string"/>
          <table:table-cell table:formula="of:=[.M36]"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ssociates the Invoice with information about the seller involved in the transaction.</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office:string-value="PayeeParty" table:style-name="ce4">
            <text:p>PayeeParty</text:p>
          </table:table-cell>
          <table:table-cell office:value-type="string" table:style-name="ce4">
            <text:p>Self Billed Invoice. Payee_ Party. Party</text:p>
          </table:table-cell>
          <table:table-cell table:style-name="ce4" office:value-type="string"/>
          <table:table-cell office:value-type="string" table:style-name="ce4">
            <text:p>Self Billed Invoice</text:p>
          </table:table-cell>
          <table:table-cell office:value-type="string" table:style-name="ce4">
            <text:p>Payee</text:p>
          </table:table-cell>
          <table:table-cell table:style-name="ce4" office:value-type="string"/>
          <table:table-cell table:style-name="ce4" office:value-type="string"/>
          <table:table-cell table:formula="of:=[.M37]"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ssociates the Invoice with information about the payee involved in the transaction.</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office:string-value="TaxRepresentativeParty" table:style-name="ce4">
            <text:p>TaxRepresentativeParty</text:p>
          </table:table-cell>
          <table:table-cell office:value-type="string" table:style-name="ce4">
            <text:p>Self Billed Invoice. Tax Representative_ Party. Party</text:p>
          </table:table-cell>
          <table:table-cell table:style-name="ce4" office:value-type="string"/>
          <table:table-cell office:value-type="string" table:style-name="ce4">
            <text:p>Self Billed Invoice</text:p>
          </table:table-cell>
          <table:table-cell office:value-type="string" table:style-name="ce4">
            <text:p>Tax Representative</text:p>
          </table:table-cell>
          <table:table-cell table:style-name="ce4" office:value-type="string"/>
          <table:table-cell table:style-name="ce4" office:value-type="string"/>
          <table:table-cell table:formula="of:=[.M38]"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Tax Representativ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office:string-value="Delivery" table:style-name="ce4">
            <text:p>Delivery</text:p>
          </table:table-cell>
          <table:table-cell office:value-type="string" table:style-name="ce4">
            <text:p>Self Billed Invoice. Delivery</text:p>
          </table:table-cell>
          <table:table-cell table:style-name="ce4" office:value-type="string"/>
          <table:table-cell office:value-type="string" table:style-name="ce4">
            <text:p>Self Billed Invoice</text:p>
          </table:table-cell>
          <table:table-cell table:number-columns-repeated="2" table:style-name="ce4" office:value-type="string"/>
          <table:table-cell table:style-name="ce4" office:value-type="string"/>
          <table:table-cell table:formula="of:=[.M39]" office:value-type="string" office:string-value="Delivery" table:style-name="ce4">
            <text:p>Delivery</text:p>
          </table:table-cell>
          <table:table-cell office:value-type="string" table:style-name="ce4">
            <text:p>Delivery</text:p>
          </table:table-cell>
          <table:table-cell table:number-columns-repeated="3" table:style-name="ce4" office:value-type="string"/>
          <table:table-cell office:value-type="string" table:style-name="ce4">
            <text:p>Delivery</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ssociates the overall Invoice with the details of a delivery (or deliveri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office:string-value="DeliveryTerms" table:style-name="ce4">
            <text:p>DeliveryTerms</text:p>
          </table:table-cell>
          <table:table-cell office:value-type="string" table:style-name="ce4">
            <text:p>Self Billed Invoice. Delivery Terms</text:p>
          </table:table-cell>
          <table:table-cell table:style-name="ce4" office:value-type="string"/>
          <table:table-cell office:value-type="string" table:style-name="ce4">
            <text:p>Self Billed Invoice</text:p>
          </table:table-cell>
          <table:table-cell table:number-columns-repeated="2" table:style-name="ce4" office:value-type="string"/>
          <table:table-cell table:style-name="ce4" office:value-type="string"/>
          <table:table-cell table:formula="of:=[.M40]" office:value-type="string" office:string-value="Delivery Terms" table:style-name="ce4">
            <text:p>Delivery Terms</text:p>
          </table:table-cell>
          <table:table-cell office:value-type="string" table:style-name="ce4">
            <text:p>Delivery Terms</text:p>
          </table:table-cell>
          <table:table-cell table:number-columns-repeated="3" table:style-name="ce4" office:value-type="string"/>
          <table:table-cell office:value-type="string" table:style-name="ce4">
            <text:p>Delivery Term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ssociates the Invoice with the delivery terms applicable/required.</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office:string-value="PaymentMeans" table:style-name="ce4">
            <text:p>PaymentMeans</text:p>
          </table:table-cell>
          <table:table-cell office:value-type="string" table:style-name="ce4">
            <text:p>Self Billed Invoice. Payment Means</text:p>
          </table:table-cell>
          <table:table-cell table:style-name="ce4" office:value-type="string"/>
          <table:table-cell office:value-type="string" table:style-name="ce4">
            <text:p>Self Billed Invoice</text:p>
          </table:table-cell>
          <table:table-cell table:number-columns-repeated="2" table:style-name="ce4" office:value-type="string"/>
          <table:table-cell table:style-name="ce4" office:value-type="string"/>
          <table:table-cell table:formula="of:=[.M41]" office:value-type="string" office:string-value="Payment Means" table:style-name="ce4">
            <text:p>Payment Means</text:p>
          </table:table-cell>
          <table:table-cell office:value-type="string" table:style-name="ce4">
            <text:p>Payment Means</text:p>
          </table:table-cell>
          <table:table-cell table:number-columns-repeated="3" table:style-name="ce4" office:value-type="string"/>
          <table:table-cell office:value-type="string" table:style-name="ce4">
            <text:p>Payment Mean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ssociates the Invoice with the expected means of pay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office:string-value="PaymentTerms" table:style-name="ce4">
            <text:p>PaymentTerms</text:p>
          </table:table-cell>
          <table:table-cell office:value-type="string" table:style-name="ce4">
            <text:p>Self Billed Invoice. Payment Terms</text:p>
          </table:table-cell>
          <table:table-cell table:style-name="ce4" office:value-type="string"/>
          <table:table-cell office:value-type="string" table:style-name="ce4">
            <text:p>Self Billed Invoice</text:p>
          </table:table-cell>
          <table:table-cell table:number-columns-repeated="2" table:style-name="ce4" office:value-type="string"/>
          <table:table-cell table:style-name="ce4" office:value-type="string"/>
          <table:table-cell table:formula="of:=[.M42]" office:value-type="string" office:string-value="Payment Terms" table:style-name="ce4">
            <text:p>Payment Terms</text:p>
          </table:table-cell>
          <table:table-cell office:value-type="string" table:style-name="ce4">
            <text:p>Payment Terms</text:p>
          </table:table-cell>
          <table:table-cell table:number-columns-repeated="3" table:style-name="ce4" office:value-type="string"/>
          <table:table-cell office:value-type="string" table:style-name="ce4">
            <text:p>Payment Term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ssociates the Invoice with the payment terms applicable/offered.</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office:string-value="PrepaidPayment" table:style-name="ce4">
            <text:p>PrepaidPayment</text:p>
          </table:table-cell>
          <table:table-cell office:value-type="string" table:style-name="ce4">
            <text:p>Self Billed Invoice. Prepaid_ Payment. Payment</text:p>
          </table:table-cell>
          <table:table-cell table:style-name="ce4" office:value-type="string"/>
          <table:table-cell office:value-type="string" table:style-name="ce4">
            <text:p>Self Billed Invoice</text:p>
          </table:table-cell>
          <table:table-cell office:value-type="string" table:style-name="ce4">
            <text:p>Prepaid</text:p>
          </table:table-cell>
          <table:table-cell table:style-name="ce4" office:value-type="string"/>
          <table:table-cell table:style-name="ce4" office:value-type="string"/>
          <table:table-cell table:formula="of:=[.M43]" office:value-type="string" office:string-value="Payment" table:style-name="ce4">
            <text:p>Payment</text:p>
          </table:table-cell>
          <table:table-cell office:value-type="string" table:style-name="ce4">
            <text:p>Payment</text:p>
          </table:table-cell>
          <table:table-cell table:number-columns-repeated="3" table:style-name="ce4" office:value-type="string"/>
          <table:table-cell office:value-type="string" table:style-name="ce4">
            <text:p>Payment</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repaid payment(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office:string-value="AllowanceCharge" table:style-name="ce4">
            <text:p>AllowanceCharge</text:p>
          </table:table-cell>
          <table:table-cell office:value-type="string" table:style-name="ce4">
            <text:p>Self Billed Invoice. Allowance Charge</text:p>
          </table:table-cell>
          <table:table-cell table:style-name="ce4" office:value-type="string"/>
          <table:table-cell office:value-type="string" table:style-name="ce4">
            <text:p>Self Billed Invoice</text:p>
          </table:table-cell>
          <table:table-cell table:number-columns-repeated="2" table:style-name="ce4" office:value-type="string"/>
          <table:table-cell table:style-name="ce4" office:value-type="string"/>
          <table:table-cell table:formula="of:=[.M44]" office:value-type="string" office:string-value="Allowance Charge" table:style-name="ce4">
            <text:p>Allowance Charge</text:p>
          </table:table-cell>
          <table:table-cell office:value-type="string" table:style-name="ce4">
            <text:p>Allowance Charge</text:p>
          </table:table-cell>
          <table:table-cell table:number-columns-repeated="3" table:style-name="ce4" office:value-type="string"/>
          <table:table-cell office:value-type="string" table:style-name="ce4">
            <text:p>Allowance Charg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ssociates the Invoice with an overall charge or allowa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office:string-value="TaxExchangeRate" table:style-name="ce4">
            <text:p>TaxExchangeRate</text:p>
          </table:table-cell>
          <table:table-cell office:value-type="string" table:style-name="ce4">
            <text:p>Self Billed Invoice. Tax_ Exchange Rate. Exchange Rate</text:p>
          </table:table-cell>
          <table:table-cell table:style-name="ce4" office:value-type="string"/>
          <table:table-cell office:value-type="string" table:style-name="ce4">
            <text:p>Self Billed Invoice</text:p>
          </table:table-cell>
          <table:table-cell office:value-type="string" table:style-name="ce4">
            <text:p>Tax</text:p>
          </table:table-cell>
          <table:table-cell table:style-name="ce4" office:value-type="string"/>
          <table:table-cell table:style-name="ce4" office:value-type="string"/>
          <table:table-cell table:formula="of:=[.M45]"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Tax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office:string-value="PricingExchangeRate" table:style-name="ce4">
            <text:p>PricingExchangeRate</text:p>
          </table:table-cell>
          <table:table-cell office:value-type="string" table:style-name="ce4">
            <text:p>Self Billed Invoice. Pricing_ Exchange Rate. Exchange Rate</text:p>
          </table:table-cell>
          <table:table-cell table:style-name="ce4" office:value-type="string"/>
          <table:table-cell office:value-type="string" table:style-name="ce4">
            <text:p>Self Billed Invoice</text:p>
          </table:table-cell>
          <table:table-cell office:value-type="string" table:style-name="ce4">
            <text:p>Pricing</text:p>
          </table:table-cell>
          <table:table-cell table:style-name="ce4" office:value-type="string"/>
          <table:table-cell table:style-name="ce4" office:value-type="string"/>
          <table:table-cell table:formula="of:=[.M46]"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ricing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office:string-value="PaymentExchangeRate" table:style-name="ce4">
            <text:p>PaymentExchangeRate</text:p>
          </table:table-cell>
          <table:table-cell office:value-type="string" table:style-name="ce4">
            <text:p>Self Billed Invoice. Payment_ Exchange Rate. Exchange Rate</text:p>
          </table:table-cell>
          <table:table-cell table:style-name="ce4" office:value-type="string"/>
          <table:table-cell office:value-type="string" table:style-name="ce4">
            <text:p>Self Billed Invoice</text:p>
          </table:table-cell>
          <table:table-cell office:value-type="string" table:style-name="ce4">
            <text:p>Payment</text:p>
          </table:table-cell>
          <table:table-cell table:style-name="ce4" office:value-type="string"/>
          <table:table-cell table:style-name="ce4" office:value-type="string"/>
          <table:table-cell table:formula="of:=[.M47]"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office:string-value="PaymentAlternativeExchangeRate" table:style-name="ce4">
            <text:p>PaymentAlternativeExchangeRate</text:p>
          </table:table-cell>
          <table:table-cell office:value-type="string" table:style-name="ce4">
            <text:p>Self Billed Invoice. Payment Alternative_ Exchange Rate. Exchange Rate</text:p>
          </table:table-cell>
          <table:table-cell table:style-name="ce4" office:value-type="string"/>
          <table:table-cell office:value-type="string" table:style-name="ce4">
            <text:p>Self Billed Invoice</text:p>
          </table:table-cell>
          <table:table-cell office:value-type="string" table:style-name="ce4">
            <text:p>Payment Alternative</text:p>
          </table:table-cell>
          <table:table-cell table:style-name="ce4" office:value-type="string"/>
          <table:table-cell table:style-name="ce4" office:value-type="string"/>
          <table:table-cell table:formula="of:=[.M48]"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Alternative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office:string-value="TaxTotal" table:style-name="ce4">
            <text:p>TaxTotal</text:p>
          </table:table-cell>
          <table:table-cell office:value-type="string" table:style-name="ce4">
            <text:p>Self Billed Invoice. Tax Total</text:p>
          </table:table-cell>
          <table:table-cell table:style-name="ce4" office:value-type="string"/>
          <table:table-cell office:value-type="string" table:style-name="ce4">
            <text:p>Self Billed Invoice</text:p>
          </table:table-cell>
          <table:table-cell table:number-columns-repeated="2" table:style-name="ce4" office:value-type="string"/>
          <table:table-cell table:style-name="ce4" office:value-type="string"/>
          <table:table-cell table:formula="of:=[.M49]" office:value-type="string" office:string-value="Tax Total" table:style-name="ce4">
            <text:p>Tax Total</text:p>
          </table:table-cell>
          <table:table-cell office:value-type="string" table:style-name="ce4">
            <text:p>Tax Total</text:p>
          </table:table-cell>
          <table:table-cell table:number-columns-repeated="3" table:style-name="ce4" office:value-type="string"/>
          <table:table-cell office:value-type="string" table:style-name="ce4">
            <text:p>Tax Total</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ssociates the Invoice with summary information for a particular tax.</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office:string-value="LegalMonetaryTotal" table:style-name="ce4">
            <text:p>LegalMonetaryTotal</text:p>
          </table:table-cell>
          <table:table-cell office:value-type="string" table:style-name="ce4">
            <text:p>Self Billed Invoice. Legal_ Monetary Total. Monetary Total</text:p>
          </table:table-cell>
          <table:table-cell table:style-name="ce4" office:value-type="string"/>
          <table:table-cell office:value-type="string" table:style-name="ce4">
            <text:p>Self Billed Invoice</text:p>
          </table:table-cell>
          <table:table-cell office:value-type="string" table:style-name="ce4">
            <text:p>Legal</text:p>
          </table:table-cell>
          <table:table-cell table:style-name="ce4" office:value-type="string"/>
          <table:table-cell table:style-name="ce4" office:value-type="string"/>
          <table:table-cell table:formula="of:=[.M50]"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ssociates the Invoice with a set of totals required for the Invoice to be a legal docu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office:string-value="InvoiceLine" table:style-name="ce4">
            <text:p>InvoiceLine</text:p>
          </table:table-cell>
          <table:table-cell office:value-type="string" table:style-name="ce4">
            <text:p>Self Billed Invoice. Invoice Line</text:p>
          </table:table-cell>
          <table:table-cell table:style-name="ce4" office:value-type="string"/>
          <table:table-cell office:value-type="string" table:style-name="ce4">
            <text:p>Self Billed Invoice</text:p>
          </table:table-cell>
          <table:table-cell table:number-columns-repeated="2" table:style-name="ce4" office:value-type="string"/>
          <table:table-cell table:style-name="ce4" office:value-type="string"/>
          <table:table-cell table:formula="of:=[.M51]" office:value-type="string" office:string-value="Invoice Line" table:style-name="ce4">
            <text:p>Invoice Line</text:p>
          </table:table-cell>
          <table:table-cell office:value-type="string" table:style-name="ce4">
            <text:p>Invoice Line</text:p>
          </table:table-cell>
          <table:table-cell table:number-columns-repeated="3" table:style-name="ce4" office:value-type="string"/>
          <table:table-cell office:value-type="string" table:style-name="ce4">
            <text:p>Invoice Lin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Invoice has one or more invoice lin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